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4pt" fo:letter-spacing="normal" fo:font-style="normal" fo:font-weight="normal" fo:background-color="#ffffff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4" style:family="paragraph" style:parent-style-name="Heading_20_1">
      <style:paragraph-properties fo:line-height="200%" fo:text-align="start" style:justify-single-word="false" fo:orphans="2" fo:widows="2"/>
      <style:text-properties fo:font-variant="normal" fo:text-transform="none" fo:color="#292929" style:font-name="Regular Patch" fo:font-size="14pt" fo:letter-spacing="normal" fo:font-style="normal" fo:font-weight="bold" fo:background-color="#ffffff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6" style:family="paragraph" style:parent-style-name="Preformatted_20_Text">
      <style:paragraph-properties fo:margin-top="0in" fo:margin-bottom="0in" loext:contextual-spacing="false" fo:text-align="start" style:justify-single-word="false" fo:orphans="2" fo:widows="2"/>
    </style:style>
    <style:style style:name="P7" style:family="paragraph" style:parent-style-name="Preformatted_20_Text">
      <style:paragraph-properties fo:margin-left="0.0402in" fo:margin-right="0.0402in" fo:margin-top="0in" fo:margin-bottom="0in" loext:contextual-spacing="false" fo:text-align="start" style:justify-single-word="false" fo:orphans="2" fo:widows="2" fo:text-indent="0in" style:auto-text-indent="false"/>
    </style:style>
    <style:style style:name="P8" style:family="paragraph" style:parent-style-name="Preformatted_20_Text">
      <style:paragraph-properties fo:margin-left="0.0402in" fo:margin-right="0.0402in" fo:margin-top="0in" fo:margin-bottom="0in" loext:contextual-spacing="false" fo:line-height="115%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484848" style:font-name="Nunito Sans" fo:font-size="14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15141f" style:font-name="Monaco" fo:font-size="14pt" fo:letter-spacing="normal" fo:font-style="normal" fo:font-weight="normal" fo:background-color="#dfe0e0" loext:char-shading-value="0" loext:padding="0in" loext:border="none"/>
    </style:style>
    <style:style style:name="T3" style:family="text">
      <style:text-properties fo:font-variant="normal" fo:text-transform="none" fo:color="#b3ccff" style:font-name="Monaco" fo:font-size="14pt" fo:letter-spacing="normal" fo:font-style="normal" fo:font-weight="normal" fo:background-color="#201e2f" loext:char-shading-value="0" loext:padding="0in" loext:border="none"/>
    </style:style>
    <style:style style:name="T4" style:family="text">
      <style:text-properties fo:font-variant="normal" fo:text-transform="none" fo:color="#ffffff" style:font-name="Monaco" fo:font-size="14pt" fo:letter-spacing="normal" fo:font-style="normal" fo:font-weight="normal" fo:background-color="#201e2f" loext:char-shading-value="0" loext:padding="0in" loext:border="none"/>
    </style:style>
    <style:style style:name="T5" style:family="text">
      <style:text-properties fo:font-variant="normal" fo:text-transform="none" fo:color="#ffffff" fo:letter-spacing="normal" fo:background-color="#201e2f" loext:char-shading-value="0" loext:padding="0in" loext:border="none"/>
    </style:style>
    <style:style style:name="T6" style:family="text">
      <style:text-properties fo:font-variant="normal" fo:text-transform="none" fo:color="#83fff5" style:font-name="Monaco" fo:font-size="14pt" fo:letter-spacing="normal" fo:font-style="normal" fo:font-weight="normal" fo:background-color="#201e2f" loext:char-shading-value="0" loext:padding="0in" loext:border="none"/>
    </style:style>
    <style:style style:name="T7" style:family="text">
      <style:text-properties fo:font-variant="normal" fo:text-transform="none" fo:color="#ff8973" style:font-name="Monaco" fo:font-size="14pt" fo:letter-spacing="normal" fo:font-style="normal" fo:font-weight="normal" fo:background-color="#201e2f" loext:char-shading-value="0" loext:padding="0in" loext:border="none"/>
    </style:style>
    <style:style style:name="T8" style:family="text">
      <style:text-properties fo:font-variant="normal" fo:text-transform="none" fo:color="#ffe083" style:font-name="Monaco" fo:font-size="14pt" fo:letter-spacing="normal" fo:font-style="normal" fo:font-weight="normal" fo:background-color="#201e2f" loext:char-shading-value="0" loext:padding="0in" loext:border="none"/>
    </style:style>
    <style:style style:name="T9" style:family="text">
      <style:text-properties fo:font-variant="normal" fo:text-transform="none" fo:color="#cc7bc2" style:font-name="Monaco" fo:font-size="14pt" fo:letter-spacing="normal" fo:font-style="normal" fo:font-weight="normal" fo:background-color="#201e2f" loext:char-shading-value="0" loext:padding="0in" loext:border="none"/>
    </style:style>
    <style:style style:name="T10" style:family="text">
      <style:text-properties fo:font-variant="normal" fo:text-transform="none" fo:color="#939598" style:font-name="Monaco" fo:font-size="14pt" fo:letter-spacing="normal" fo:font-style="normal" fo:font-weight="normal" fo:background-color="#201e2f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h text:style-name="P4" text:outline-level="1">Inheritance III</text:h>
      <text:p text:style-name="P2"><text:span text:style-name="T1">We've abstracted the shared properties and methods of our </text:span><text:span text:style-name="Source_20_Text"><text:span text:style-name="T2">Cat</text:span></text:span><text:span text:style-name="T1"> and </text:span><text:span text:style-name="Source_20_Text"><text:span text:style-name="T2">Dog</text:span></text:span><text:span text:style-name="T1"> classes into a parent class called </text:span><text:span text:style-name="Source_20_Text"><text:span text:style-name="T2">Animal</text:span></text:span><text:span text:style-name="T1"> (See below).</text:span></text:p>
      <text:p text:style-name="P5"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3">Animal</text:span></text:span><text:span text:style-name="Source_20_Text"><text:span text:style-name="T4"> {</text:span></text:span></text:p>
      <text:p text:style-name="P6"><text:span text:style-name="Source_20_Text"><text:span text:style-name="T5"><text:s text:c="2"/></text:span></text:span><text:span text:style-name="Source_20_Text"><text:span text:style-name="T6">constructor</text:span></text:span><text:span text:style-name="Source_20_Text"><text:span text:style-name="T4">(</text:span></text:span><text:span text:style-name="Source_20_Text"><text:span text:style-name="T3">name</text:span></text:span><text:span text:style-name="Source_20_Text"><text:span text:style-name="T4">) {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name</text:span></text:span><text:span text:style-name="Source_20_Text"><text:span text:style-name="T4"> = </text:span></text:span><text:span text:style-name="Source_20_Text"><text:span text:style-name="T7">name</text:span></text:span><text:span text:style-name="Source_20_Text"><text:span text:style-name="T4">;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behavior</text:span></text:span><text:span text:style-name="Source_20_Text"><text:span text:style-name="T4"> = </text:span></text:span><text:span text:style-name="Source_20_Text"><text:span text:style-name="T7">0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3">get</text:span></text:span><text:span text:style-name="Source_20_Text"><text:span text:style-name="T4"> </text:span></text:span><text:span text:style-name="Source_20_Text"><text:span text:style-name="T6">name</text:span></text:span><text:span text:style-name="Source_20_Text"><text:span text:style-name="T4">() {</text:span></text:span></text:p>
      <text:p text:style-name="P6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name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3">get</text:span></text:span><text:span text:style-name="Source_20_Text"><text:span text:style-name="T4"> </text:span></text:span><text:span text:style-name="Source_20_Text"><text:span text:style-name="T6">behavior</text:span></text:span><text:span text:style-name="Source_20_Text"><text:span text:style-name="T4">() {</text:span></text:span></text:p>
      <text:p text:style-name="P6"><text:span text:style-name="Source_20_Text"><text:span text:style-name="T5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behavior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6">incrementBehavior</text:span></text:span><text:span text:style-name="Source_20_Text"><text:span text:style-name="T4">() {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behavior</text:span></text:span><text:span text:style-name="Source_20_Text"><text:span text:style-name="T4">++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><text:span text:style-name="Source_20_Text"><text:span text:style-name="T4">}</text:span></text:span></text:p>
      <text:p text:style-name="P2"><text:span text:style-name="T1">Now that we have these shared properties and methods in the parent </text:span><text:span text:style-name="Source_20_Text"><text:span text:style-name="T2">Animal</text:span></text:span><text:span text:style-name="T1"> class, we can extend them to the subclass, </text:span><text:span text:style-name="Source_20_Text"><text:span text:style-name="T2">Cat</text:span></text:span><text:span text:style-name="T1">.</text:span></text:p>
      <text:p text:style-name="P5"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3">Cat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7">Animal</text:span></text:span><text:span text:style-name="Source_20_Text"><text:span text:style-name="T4"> {</text:span></text:span></text:p>
      <text:p text:style-name="P6"><text:span text:style-name="Source_20_Text"><text:span text:style-name="T5"><text:s text:c="2"/></text:span></text:span><text:span text:style-name="Source_20_Text"><text:span text:style-name="T6">constructor</text:span></text:span><text:span text:style-name="Source_20_Text"><text:span text:style-name="T4">(</text:span></text:span><text:span text:style-name="Source_20_Text"><text:span text:style-name="T3">name</text:span></text:span><text:span text:style-name="Source_20_Text"><text:span text:style-name="T4">, </text:span></text:span><text:span text:style-name="Source_20_Text"><text:span text:style-name="T3">usesLitter</text:span></text:span><text:span text:style-name="Source_20_Text"><text:span text:style-name="T4">) {</text:span></text:span></text:p>
      <text:p text:style-name="P6"><text:span text:style-name="Source_20_Text"><text:span text:style-name="T5"><text:s text:c="4"/></text:span></text:span><text:span text:style-name="Source_20_Text"><text:span text:style-name="T3">super</text:span></text:span><text:span text:style-name="Source_20_Text"><text:span text:style-name="T4">(</text:span></text:span><text:span text:style-name="Source_20_Text"><text:span text:style-name="T7">name</text:span></text:span><text:span text:style-name="Source_20_Text"><text:span text:style-name="T4">);</text:span></text:span></text:p>
      <text:p text:style-name="P6"><text:span text:style-name="Source_20_Text"><text:span text:style-name="T5"><text:s text:c="4"/></text:span></text:span><text:span text:style-name="Source_20_Text"><text:span text:style-name="T3">this</text:span></text:span><text:span text:style-name="Source_20_Text"><text:span text:style-name="T4">.</text:span></text:span><text:span text:style-name="Source_20_Text"><text:span text:style-name="T6">_usesLitter</text:span></text:span><text:span text:style-name="Source_20_Text"><text:span text:style-name="T4"> = </text:span></text:span><text:span text:style-name="Source_20_Text"><text:span text:style-name="T7">usesLitter</text:span></text:span><text:span text:style-name="Source_20_Text"><text:span text:style-name="T4">;</text:span></text:span></text:p>
      <text:p text:style-name="P6"><text:span text:style-name="Source_20_Text"><text:span text:style-name="T5"><text:s text:c="2"/></text:span></text:span><text:span text:style-name="Source_20_Text"><text:span text:style-name="T4">}</text:span></text:span></text:p>
      <text:p text:style-name="P6"><text:span text:style-name="Source_20_Text"><text:span text:style-name="T4">}</text:span></text:span></text:p>
      <text:p text:style-name="P2"><text:span text:style-name="T1">In the example above, we create a new class named </text:span><text:span text:style-name="Source_20_Text"><text:span text:style-name="T2">Cat</text:span></text:span><text:span text:style-name="T1"> that extends the </text:span><text:span text:style-name="Source_20_Text"><text:span text:style-name="T2">Animal</text:span></text:span><text:span text:style-name="T1"> class. Let's pay special attention to our new keywords: </text:span><text:span text:style-name="Source_20_Text"><text:span text:style-name="T2">extends</text:span></text:span><text:span text:style-name="T1"> and </text:span><text:span text:style-name="Source_20_Text"><text:span text:style-name="T2">super</text:span></text:span><text:span text:style-name="T1">.</text:span></text:p>
      <text:list xml:id="list285220416" text:style-name="L1">
        <text:list-item>
          <text:p text:style-name="P3"><text:soft-page-break/><text:span text:style-name="T1">The </text:span><text:span text:style-name="Source_20_Text"><text:span text:style-name="T2">extends</text:span></text:span><text:span text:style-name="T1"> keyword makes the methods of the animal class available inside the cat class.</text:span></text:p>
        </text:list-item>
        <text:list-item>
          <text:p text:style-name="P3"><text:span text:style-name="T1">The constructor, called when you create a new </text:span><text:span text:style-name="Source_20_Text"><text:span text:style-name="T2">Cat</text:span></text:span><text:span text:style-name="T1">object, accepts two arguments, </text:span><text:span text:style-name="Source_20_Text"><text:span text:style-name="T2">name</text:span></text:span><text:span text:style-name="T1"> and </text:span><text:span text:style-name="Source_20_Text"><text:span text:style-name="T2">usesLitter</text:span></text:span><text:span text:style-name="T1">.</text:span></text:p>
        </text:list-item>
        <text:list-item>
          <text:p text:style-name="P3"><text:span text:style-name="T1">The </text:span><text:span text:style-name="Source_20_Text"><text:span text:style-name="T2">super</text:span></text:span><text:span text:style-name="T1"> keyword calls the constructor of the parent class. In this case, </text:span><text:span text:style-name="Source_20_Text"><text:span text:style-name="T2">super(name)</text:span></text:span><text:span text:style-name="T1"> passes the name argument of the </text:span><text:span text:style-name="Source_20_Text"><text:span text:style-name="T2">Cat</text:span></text:span><text:span text:style-name="T1"> class to the constructor of the </text:span><text:span text:style-name="Source_20_Text"><text:span text:style-name="T2">Animal</text:span></text:span><text:span text:style-name="T1"> class. When the </text:span><text:span text:style-name="Source_20_Text"><text:span text:style-name="T2">Animal</text:span></text:span><text:span text:style-name="T1"> constructor runs, it sets </text:span><text:span text:style-name="Source_20_Text"><text:span text:style-name="T2">this._name = name;</text:span></text:span><text:span text:style-name="T1"> for new </text:span><text:span text:style-name="Source_20_Text"><text:span text:style-name="T2">Cat</text:span></text:span><text:span text:style-name="T1">instances.</text:span></text:p>
        </text:list-item>
        <text:list-item>
          <text:p text:style-name="P3"><text:span text:style-name="Source_20_Text"><text:span text:style-name="T2">_usesLitter</text:span></text:span><text:span text:style-name="T1"> is a new property that is unique to the </text:span><text:span text:style-name="Source_20_Text"><text:span text:style-name="T2">Cat</text:span></text:span><text:span text:style-name="T1"> class, so we set it in the </text:span><text:span text:style-name="Source_20_Text"><text:span text:style-name="T2">Cat</text:span></text:span><text:span text:style-name="T1"> constructor.</text:span></text:p>
        </text:list-item>
      </text:list>
      <text:p text:style-name="P2"><text:span text:style-name="T1">Notice, we call </text:span><text:span text:style-name="Source_20_Text"><text:span text:style-name="T2">super</text:span></text:span><text:span text:style-name="T1"> on the first line of our </text:span><text:span text:style-name="Source_20_Text"><text:span text:style-name="T2">constructor()</text:span></text:span><text:span text:style-name="T1">, then set the </text:span><text:span text:style-name="Source_20_Text"><text:span text:style-name="T2">usesLitter</text:span></text:span><text:span text:style-name="T1"> property on the second line. In a </text:span><text:span text:style-name="Source_20_Text"><text:span text:style-name="T2">constructor()</text:span></text:span><text:span text:style-name="T1">, you must always call the </text:span><text:span text:style-name="Source_20_Text"><text:span text:style-name="T2">super</text:span></text:span><text:span text:style-name="T1"> method before you can use the </text:span><text:span text:style-name="Source_20_Text"><text:span text:style-name="T2">this</text:span></text:span><text:span text:style-name="T1"> keyword — if you do not, JavaScript will throw a reference error. To avoid reference errors, it is best practice to call </text:span><text:span text:style-name="Source_20_Text"><text:span text:style-name="T2">super</text:span></text:span><text:span text:style-name="T1"> on the first line of subclass constructors.</text:span></text:p>
      <text:p text:style-name="P2"><text:span text:style-name="T1">Below, we create a new </text:span><text:span text:style-name="Source_20_Text"><text:span text:style-name="T2">Cat</text:span></text:span><text:span text:style-name="T1"> instance and call its name with the same syntax as we did with the </text:span><text:span text:style-name="Source_20_Text"><text:span text:style-name="T2">Dog</text:span></text:span><text:span text:style-name="T1"> class:</text:span></text:p>
      <text:p text:style-name="P7"><text:span text:style-name="Source_20_Text"><text:span text:style-name="T3">const</text:span></text:span><text:span text:style-name="Source_20_Text"><text:span text:style-name="T4"> </text:span></text:span><text:span text:style-name="Source_20_Text"><text:span text:style-name="T3">bryceCat</text:span></text:span><text:span text:style-name="Source_20_Text"><text:span text:style-name="T4"> = </text:span></text:span><text:span text:style-name="Source_20_Text"><text:span text:style-name="T3">new</text:span></text:span><text:span text:style-name="Source_20_Text"><text:span text:style-name="T4"> </text:span></text:span><text:span text:style-name="Source_20_Text"><text:span text:style-name="T7">Cat</text:span></text:span><text:span text:style-name="Source_20_Text"><text:span text:style-name="T4">(</text:span></text:span><text:span text:style-name="Source_20_Text"><text:span text:style-name="T8">'Bryce'</text:span></text:span><text:span text:style-name="Source_20_Text"><text:span text:style-name="T4">, </text:span></text:span><text:span text:style-name="Source_20_Text"><text:span text:style-name="T9">false</text:span></text:span><text:span text:style-name="Source_20_Text"><text:span text:style-name="T4">); </text:span></text:span></text:p>
      <text:p text:style-name="P8"><text:span text:style-name="Source_20_Text"><text:span text:style-name="T7">console</text:span></text:span><text:span text:style-name="Source_20_Text"><text:span text:style-name="T4">.</text:span></text:span><text:span text:style-name="Source_20_Text"><text:span text:style-name="T6">log</text:span></text:span><text:span text:style-name="Source_20_Text"><text:span text:style-name="T4">(</text:span></text:span><text:span text:style-name="Source_20_Text"><text:span text:style-name="T7">bryceCat</text:span></text:span><text:span text:style-name="Source_20_Text"><text:span text:style-name="T4">.</text:span></text:span><text:span text:style-name="Source_20_Text"><text:span text:style-name="T6">_name</text:span></text:span><text:span text:style-name="Source_20_Text"><text:span text:style-name="T4">); </text:span></text:span><text:span text:style-name="Source_20_Text"><text:span text:style-name="T10">// output: Bryce</text:span></text:span></text:p>
      <text:p text:style-name="P2"><text:span text:style-name="T1">In the example above, we create a new instance the </text:span><text:span text:style-name="Source_20_Text"><text:span text:style-name="T2">Cat</text:span></text:span><text:span text:style-name="T1"> class, named </text:span><text:span text:style-name="Source_20_Text"><text:span text:style-name="T2">bryceCat</text:span></text:span><text:span text:style-name="T1">. We pass it </text:span><text:span text:style-name="Source_20_Text"><text:span text:style-name="T2">'Bryce'</text:span></text:span><text:span text:style-name="T1"> and </text:span><text:span text:style-name="Source_20_Text"><text:span text:style-name="T2">false</text:span></text:span><text:span text:style-name="T1"> for our </text:span><text:span text:style-name="Source_20_Text"><text:span text:style-name="T2">name</text:span></text:span><text:span text:style-name="T1"> and </text:span><text:span text:style-name="Source_20_Text"><text:span text:style-name="T2">usesLitter</text:span></text:span><text:span text:style-name="T1"> arguments. When we call </text:span><text:span text:style-name="Source_20_Text"><text:span text:style-name="T2">console.log(bryceCat._name)</text:span></text:span><text:span text:style-name="T1"> our program prints, </text:span><text:span text:style-name="Source_20_Text"><text:span text:style-name="T2">Bryce</text:span></text:span><text:span text:style-name="T1">.</text:span></text:p>
      <text:p text:style-name="P2"><text:soft-page-break/><text:span text:style-name="T1">In the example above, we abandoned best practices by calling our </text:span><text:span text:style-name="Source_20_Text"><text:span text:style-name="T2">_name</text:span></text:span><text:span text:style-name="T1"> property directly. In the next exercise, we'll address this by calling an inherited getter method for our </text:span><text:span text:style-name="Source_20_Text"><text:span text:style-name="T2">name</text:span></text:span><text:span text:style-name="T1"> proper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Regular Patch" svg:font-family="'Regular Patch', 'Regular Bold', 'Nunito Sans', apple-system, BlinkMacSystemFont, 'Segoe UI', Roboto, Ubuntu, Cantarell, 'Fira Sans', 'Droid Sans', 'Helvetica Neue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22:34.840300750</meta:creation-date>
    <dc:date>2018-11-27T21:23:56.055495494</dc:date>
    <meta:editing-duration>PT1M25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3" meta:paragraph-count="36" meta:word-count="374" meta:character-count="2258" meta:non-whitespace-character-count="1874"/>
  </office:meta>
</office:document-meta>
</file>